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 style:list-style-name="" style:master-page-name="Standard">
      <style:paragraph-properties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NCO DEI CASI D'USO</text:p>
      <text:p text:style-name="P1">CASO D’USO 1</text:p>
      <text:p text:style-name="P1">L'admin vuole eseguire l'accesso al sistema</text:p>
      <text:p text:style-name="P1"/>
      <text:p text:style-name="P1">1. L’admin sceglie l ‘opzione login </text:p>
      <text:p text:style-name="P1">2. L'admin inserisce i proprdi dati nella form</text:p>
      <text:p text:style-name="P1">3. Il sistema verifica i dati inseriti e autentica l’utente</text:p>
      <text:p text:style-name="P1"/>
      <text:p text:style-name="P1">Estensione del passo 3</text:p>
      <text:p text:style-name="P1">Se i dati inseriti sono errati l'utente viene reindirizzato alla pagina di inserimento dei dati.</text:p>
      <text:p text:style-name="P1">Un utente generico può liberamente visualizzare la galleria senza effettuare il login.</text:p>
      <text:p text:style-name="P1"/>
      <text:p text:style-name="P1">CASO D’USO 2</text:p>
      <text:p text:style-name="P1">L’admin inserisce un nuovo Autore nel sistema</text:p>
      <text:p text:style-name="P1">Precondizione:l'admin ha eseguito correttamente il login</text:p>
      <text:p text:style-name="P1"/>
      <text:p text:style-name="P1">1. L'Admin sceglie l'operazione Gestisci Autori</text:p>
      <text:p text:style-name="P1">2. L’admin inserisce i dati del nuovo Autore nella form e li invia al sistema</text:p>
      <text:p text:style-name="P1">3. Il sistema verifica che i dati inseriti siano validi ed inserisce l'autore nel db, stampando un messaggio di conferma</text:p>
      <text:p text:style-name="P1"/>
      <text:p text:style-name="P1">Estensione del passo 2</text:p>
      <text:p text:style-name="P1">Se i dati inseriti sono errati il sistema reindirizza l’admin alla pagina di inserimento e stampa un messaggio di errore, quindi l’ admin puo decidere di annullare l'operazione tornando alla home page.</text:p>
      <text:p text:style-name="P1"/>
      <text:p text:style-name="P1">CASO D’USO 3<text:tab/></text:p>
      <text:p text:style-name="P1">L’admin inserisce un nuovo Quadro nel sistema</text:p>
      <text:p text:style-name="P1">Precondizione:l'admin ha eseguito correttamente il login</text:p>
      <text:p text:style-name="P1"/>
      <text:p text:style-name="P1">1. L'admin sceglie l’operazione Gestisci Quadri</text:p>
      <text:p text:style-name="P1">2. L’admin inserisci i dati relativi al nuovo quadro e sceglie l'autore del quadro tra gli autori già presenti nel sistema tramite un menù a tendina</text:p>
      <text:p text:style-name="P1">3. Il sistema verifica chei dati immessi siano validi ed inserisce il quadro nel db, stampando un messaggio di conferma</text:p>
      <text:p text:style-name="P1"/>
      <text:p text:style-name="P1">Estensioni del passo 2</text:p>
      <text:p text:style-name="P1">2.1 Se i dati inseriti sono errati il sistema reindirizza l’admin alla pagina di inserimento e stampa un messaggio di errore, quindi l’ admin puo decidere di annullare l'operazione tornando alla home page.</text:p>
      <text:p text:style-name="P1"/>
      <text:p text:style-name="P1">2.2 Se l’autore dell opera è sconosciuto, l'utente può selezionare l‘opzione autore not avaible dal menu a tendina.</text:p>
      <text:p text:style-name="P1"/>
      <text:p text:style-name="P1">CASO D’USO 4</text:p>
      <text:p text:style-name="P1">Un utente generico vuole visualizzare i quadri presenti in galleria</text:p>
      <text:p text:style-name="P1"/>
      <text:p text:style-name="P1">1. L’utente generico sceglie l’operazione Galleria presente nella home page del sistema</text:p>
      <text:p text:style-name="P1"><text:soft-page-break/>2. il sistema visualizza gli Autori e i Quadri presenti nel sistema</text:p>
      <text:p text:style-name="P1"/>
      <text:p text:style-name="P1"/>
      <text:p text:style-name="P1">CASO D’USO 5 </text:p>
      <text:p text:style-name="P1">L’admin vuole eliminare un autore(o un quadro)</text:p>
      <text:p text:style-name="P1">Precondizione:l'admin ha eseguito correttamente il login</text:p>
      <text:p text:style-name="P1"/>
      <text:p text:style-name="P1">1. L'admin sceglie l’opzione Galleria presente nella home page</text:p>
      <text:p text:style-name="Standard">2. Il sistema reindirizza l'utente alla pagina di gestione di Autori e Quadri dove può scegliere tra diversi comandi tra cui CancellaTutto e Cancella Autore(Quadr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Helvetica" fo:font-size="12pt" fo:language="it" fo:country="IT" style:font-name-asian="Helvetica" style:font-size-asian="12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 Liguori</meta:initial-creator>
    <meta:creation-date>2017-06-20T16:33:12.05</meta:creation-date>
    <meta:document-statistic meta:table-count="0" meta:image-count="0" meta:object-count="0" meta:page-count="2" meta:paragraph-count="35" meta:word-count="371" meta:character-count="2345"/>
    <dc:date>2017-06-20T16:46:49.46</dc:date>
    <dc:creator>Luca Liguori</dc:creator>
    <meta:editing-duration>PT13M38S</meta:editing-duration>
    <meta:editing-cycles>1</meta:editing-cycles>
    <meta:generator>OpenOffice/4.1.3$Win32 OpenOffice.org_project/413m1$Build-9783</meta:generator>
  </office:meta>
</office:document-meta>
</file>